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79.51pt" fo:min-width="79.51pt"/>
    </style:style>
    <style:style style:name="gr2" style:family="graphic">
      <style:graphic-properties draw:textarea-horizontal-align="justify" draw:textarea-vertical-align="middle" draw:auto-grow-height="false" fo:min-height="71.89pt" fo:min-width="71.89pt"/>
    </style:style>
    <style:style style:name="gr3" style:family="graphic">
      <style:graphic-properties svg:stroke-color="#000000" draw:fill-color="#ff7f00" draw:textarea-horizontal-align="justify" draw:textarea-vertical-align="middle" draw:auto-grow-height="false" fo:min-height="63.35pt" fo:min-width="64.49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7f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12.39pt" svg:height="112.39pt" svg:x="490.14pt" svg:y="103.7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2" svg:width="101.59pt" svg:height="101.59pt" svg:x="495.47pt" svg:y="109.1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3" svg:width="91.13pt" svg:height="89.6pt" svg:x="502.36pt" svg:y="114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Move.it Design Doc</text:p>
          </table:table-cell>
          <table:covered-table-cell table:number-columns-repeated="11"/>
        </table:table-row>
        <table:table-row table:style-name="ro1">
          <table:table-cell table:style-name="ce1" office:value-type="string" calcext:value-type="string">
            <text:p>VER</text:p>
          </table:table-cell>
          <table:table-cell office:value-type="string" calcext:value-type="string">
            <text:p>A .01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ake user get up and move every hou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ave goals for the day in circles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dial desgin, great fit for smartwatch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ets people know when its time to move at a glance.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hould not distract the user with vibrations or noises.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Just a constant showing on the lockscreen of their status (like spotify w/ album art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20:59:13.923000000</meta:creation-date>
    <dc:date>2017-12-14T21:10:30.353000000</dc:date>
    <meta:editing-duration>PT1M6S</meta:editing-duration>
    <meta:editing-cycles>1</meta:editing-cycles>
    <meta:document-statistic meta:table-count="1" meta:cell-count="9" meta:object-count="3"/>
    <meta:generator>LibreOffice/5.3.4.2$Windows_X86_64 LibreOffice_project/f82d347ccc0be322489bf7da61d7e4ad13fe2ff3</meta:generator>
  </office:meta>
</office:document-meta>
</file>